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63d9" officeooo:paragraph-rsid="000363d9"/>
    </style:style>
    <style:style style:name="P2" style:family="paragraph" style:parent-style-name="Standard">
      <style:text-properties fo:font-weight="bold" officeooo:rsid="000363d9" officeooo:paragraph-rsid="000363d9" style:font-weight-asian="bold" style:font-weight-complex="bold"/>
    </style:style>
    <style:style style:name="P3" style:family="paragraph" style:parent-style-name="Standard">
      <style:text-properties fo:font-weight="bold" officeooo:rsid="0003ca31" officeooo:paragraph-rsid="0003ca31" style:font-weight-asian="bold" style:font-weight-complex="bold"/>
    </style:style>
    <style:style style:name="P4" style:family="paragraph" style:parent-style-name="Standard">
      <style:text-properties fo:font-weight="bold" officeooo:rsid="0004e045" officeooo:paragraph-rsid="0004e04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63d9" officeooo:paragraph-rsid="000363d9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normal" officeooo:rsid="0003ca31" officeooo:paragraph-rsid="0003ca31" style:font-weight-asian="normal" style:font-weight-complex="normal"/>
    </style:style>
    <style:style style:name="P7" style:family="paragraph" style:parent-style-name="Standard">
      <style:text-properties fo:font-weight="normal" officeooo:rsid="0004e045" officeooo:paragraph-rsid="0004e045" style:font-weight-asian="normal" style:font-weight-complex="normal"/>
    </style:style>
    <style:style style:name="P8" style:family="paragraph" style:parent-style-name="Standard">
      <style:text-properties fo:font-weight="normal" officeooo:rsid="00068103" officeooo:paragraph-rsid="0006810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8103" style:font-weight-asian="normal" style:font-weight-complex="normal"/>
    </style:style>
    <style:style style:name="T4" style:family="text">
      <style:text-properties fo:font-weight="normal" officeooo:rsid="0009afa4" style:font-weight-asian="normal" style:font-weight-complex="normal"/>
    </style:style>
    <style:style style:name="T5" style:family="text">
      <style:text-properties fo:font-weight="normal" officeooo:rsid="000b6af9" style:font-weight-asian="normal" style:font-weight-complex="normal"/>
    </style:style>
    <style:style style:name="T6" style:family="text">
      <style:text-properties fo:font-weight="normal" officeooo:rsid="000c921d" style:font-weight-asian="normal" style:font-weight-complex="normal"/>
    </style:style>
    <style:style style:name="T7" style:family="text">
      <style:text-properties fo:font-weight="normal" officeooo:rsid="000c9f83" style:font-weight-asian="normal" style:font-weight-complex="normal"/>
    </style:style>
    <style:style style:name="T8" style:family="text">
      <style:text-properties fo:font-weight="normal" officeooo:rsid="00111156" style:font-weight-asian="normal" style:font-weight-complex="normal"/>
    </style:style>
    <style:style style:name="T9" style:family="text">
      <style:text-properties fo:font-weight="normal" officeooo:rsid="001396e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rand Statement</text:p>
      <text:p text:style-name="P1"/>
      <text:p text:style-name="P1"><text:span text:style-name="T1">Concise</text:span> – 75 to 150 words</text:p>
      <text:p text:style-name="P1"><text:span text:style-name="T1">Targets Role</text:span> – First line presents me in desired role (eg. Data Engineer)</text:p>
      <text:p text:style-name="P1"><text:span text:style-name="T1">Includes Education</text:span> – UofT SCS Data Analytics Bootcamp, Internships (Ticketing Analytics – <text:tab/><text:tab/>MLSE/Toronto Argonauts), Humber College – Sports Management</text:p>
      <text:p text:style-name="P1"><text:span text:style-name="T1">Includes Skills &amp; Strengths </text:span>– 3 to 5 relevant technical skills. <text:s/>Preferably from job description</text:p>
      <text:p text:style-name="P1"><text:span text:style-name="T1">Demonstrates Value</text:span> – Professional or Academic achievements – Aim for professional in field of <text:tab/><text:tab/><text:tab/>desired job</text:p>
      <text:p text:style-name="P1"><text:span text:style-name="T1">Includes Motivation/Aim</text:span> – Determine what motivates me professionally. <text:s/>What end-results do I<text:tab/>hope to achieve in their role?</text:p>
      <text:p text:style-name="P2">Positions Myself – <text:span text:style-name="T2">Sell, don’t summarize! How has my past experience prepared me for this role? <text:tab/><text:tab/><text:tab/>Show success in a team environment, with outcomes of my work.</text:span></text:p>
      <text:p text:style-name="P3">Presentation –<text:span text:style-name="T2"> Spell check! Grammar! No slang! Varied sentence structure!</text:span></text:p>
      <text:p text:style-name="P6"/>
      <text:p text:style-name="P6"/>
      <text:p text:style-name="P4"><text:span text:style-name="T2">Data engineer with a background in </text:span><text:span text:style-name="T6">Sport Data Analytics</text:span><text:span text:style-name="T2"> and </text:span><text:span text:style-name="T6">Machine Learning</text:span><text:span text:style-name="T2"> with skills in Python, R, SQL, MongoDB, Excel and </text:span><text:span text:style-name="T3">visualization dash-boarding with JavaScript</text:span><text:span text:style-name="T2">/HTML/CSS </text:span><text:span text:style-name="T8">and R/Shiny</text:span><text:span text:style-name="T2">. <text:s/></text:span><text:span text:style-name="T5">C</text:span><text:span text:style-name="T4">ompleted certification f</text:span><text:span text:style-name="T2">rom </text:span><text:span text:style-name="T4">the </text:span><text:span text:style-name="T2">University of Toronto’s School of Continuing Studies Data Analytics Bootcamp </text:span><text:span text:style-name="T5">with projects at github.com/tomcallegari and an honours graduate of Humber College’s 3-year advanced college diploma in Sports Management with a class wide award for Excellence in Academic and Internship Achievement for internships with Maple Leaf Sports and Entertainment (MLSE) and the Toronto Argonaut Football Club. <text:s/></text:span><text:span text:style-name="T7">I am passionate about continually learning and increasing my data analytic skills, a</text:span><text:span text:style-name="T9">m a</text:span><text:span text:style-name="T7"> strong communicator who thrives in team environments and I find great satisfaction in extracting meaningful insights from complicated data.</text:span></text:p>
      <text:p text:style-name="P7"/>
      <text:p text:style-name="P7"/>
      <text:p text:style-name="P8">Data engineer with a certificate in Data Analytics from the University of Toronto’s School of Continuing Studies Data Analytics Bootcamp. <text:s/>Skilled in Python, R, PostgreSQL, MongoDB, Excel and visualization tools such as JavaScript and HTML/CSS. <text:s/>Proven technical and leadership aptitude in data collection, warehousing and analysis work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4:48:50.511355080</meta:creation-date>
    <dc:date>2019-12-16T14:31:29.057058317</dc:date>
    <meta:editing-duration>PT32M26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281" meta:character-count="2013" meta:non-whitespace-character-count="1717"/>
  </office:meta>
</office:document-meta>
</file>